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ilureDetector.testFailure( Failure failu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ailureDetector.isSuccessfu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